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66ddc" officeooo:paragraph-rsid="00266ddc"/>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Text_20_body">
      <style:paragraph-properties fo:margin-top="0in" fo:margin-bottom="0.139in" loext:contextual-spacing="false" fo:line-height="115%"/>
    </style:style>
    <style:style style:name="P2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30" style:family="paragraph" style:parent-style-name="Standard">
      <style:paragraph-properties fo:margin-top="0.0417in" fo:margin-bottom="0in" loext:contextual-spacing="false"/>
      <style:text-properties fo:font-size="10pt" style:font-size-asian="10pt" style:font-size-complex="10pt"/>
    </style:style>
    <style:style style:name="P31" style:family="paragraph" style:parent-style-name="Literatur">
      <style:paragraph-properties fo:break-before="page"/>
    </style:style>
    <style:style style:name="P32" style:family="paragraph" style:parent-style-name="Startüberschrift">
      <style:paragraph-properties fo:break-before="page"/>
    </style:style>
    <style:style style:name="P3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34" style:family="paragraph" style:parent-style-name="Standard">
      <style:paragraph-properties fo:margin-top="0in" fo:margin-bottom="0.0693in" loext:contextual-spacing="false"/>
      <style:text-properties fo:text-transform="uppercase" style:font-name-complex="Arial2" style:font-size-complex="11pt"/>
    </style:style>
    <style:style style:name="P35" style:family="paragraph" style:parent-style-name="Standard">
      <style:paragraph-properties fo:margin-top="0in" fo:margin-bottom="0.0693in" loext:contextual-spacing="false"/>
      <style:text-properties style:font-size-complex="11pt"/>
    </style:style>
    <style:style style:name="P36" style:family="paragraph" style:parent-style-name="Standard">
      <style:paragraph-properties fo:margin-top="0.0555in" fo:margin-bottom="0.0555in" loext:contextual-spacing="false"/>
      <style:text-properties style:font-size-complex="11pt"/>
    </style:style>
    <style:style style:name="P37" style:family="paragraph" style:parent-style-name="Deckblatt_20_Autor">
      <style:text-properties fo:color="#00000a"/>
    </style:style>
    <style:style style:name="P38" style:family="paragraph" style:parent-style-name="Deckblatt_20_Autor">
      <style:text-properties fo:color="#00000a" fo:font-size="12pt" style:font-size-asian="12pt" style:font-size-complex="12pt"/>
    </style:style>
    <style:style style:name="P3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40" style:family="paragraph" style:parent-style-name="table_20_of_20_figures">
      <style:paragraph-properties>
        <style:tab-stops>
          <style:tab-stop style:position="6.2925in" style:type="right" style:leader-style="dotted" style:leader-text="."/>
        </style:tab-stops>
      </style:paragraph-properties>
    </style:style>
    <style:style style:name="P41" style:family="paragraph" style:parent-style-name="Startüberschrift">
      <style:text-properties fo:language="en" fo:country="GB"/>
    </style:style>
    <style:style style:name="P42" style:family="paragraph" style:parent-style-name="Deckblatt_20_Bachelorarbeit">
      <style:text-properties fo:color="#00000a"/>
    </style:style>
    <style:style style:name="P43" style:family="paragraph" style:parent-style-name="Deckblatt_20_Studiengang">
      <style:text-properties fo:color="#00000a"/>
    </style:style>
    <style:style style:name="P44" style:family="paragraph" style:parent-style-name="Deckblatt_20_Studiengang">
      <style:text-properties fo:color="#00000a" fo:language="en" fo:country="GB"/>
    </style:style>
    <style:style style:name="P45" style:family="paragraph" style:parent-style-name="Contents_20_1">
      <style:paragraph-properties>
        <style:tab-stops>
          <style:tab-stop style:position="6.2984in" style:type="right" style:leader-style="dotted" style:leader-text="."/>
        </style:tab-stops>
      </style:paragraph-properties>
    </style:style>
    <style:style style:name="P46" style:family="paragraph" style:parent-style-name="Contents_20_2">
      <style:paragraph-properties>
        <style:tab-stops>
          <style:tab-stop style:position="6.2984in" style:type="right" style:leader-style="dotted" style:leader-text="."/>
        </style:tab-stops>
      </style:paragraph-properties>
    </style:style>
    <style:style style:name="P47" style:family="paragraph" style:parent-style-name="Contents_20_3">
      <style:paragraph-properties>
        <style:tab-stops>
          <style:tab-stop style:position="6.2984in" style:type="right" style:leader-style="dotted" style:leader-text="."/>
        </style:tab-stops>
      </style:paragraph-properties>
    </style:style>
    <style:style style:name="P48" style:family="paragraph" style:parent-style-name="Standard">
      <style:text-properties officeooo:rsid="00516e84" officeooo:paragraph-rsid="00516e84"/>
    </style:style>
    <style:style style:name="P49" style:family="paragraph" style:parent-style-name="Standard">
      <style:text-properties officeooo:rsid="005313d6" officeooo:paragraph-rsid="005313d6"/>
    </style:style>
    <style:style style:name="P50" style:family="paragraph" style:parent-style-name="Standard">
      <style:text-properties officeooo:rsid="0055132a" officeooo:paragraph-rsid="0055132a"/>
    </style:style>
    <style:style style:name="P51" style:family="paragraph" style:parent-style-name="Standard">
      <style:text-properties officeooo:rsid="005728c7" officeooo:paragraph-rsid="005728c7"/>
    </style:style>
    <style:style style:name="P52" style:family="paragraph" style:parent-style-name="Standard">
      <style:text-properties officeooo:rsid="00584187" officeooo:paragraph-rsid="00584187"/>
    </style:style>
    <style:style style:name="P53" style:family="paragraph" style:parent-style-name="Standard">
      <style:text-properties officeooo:rsid="0058e378" officeooo:paragraph-rsid="0058e378"/>
    </style:style>
    <style:style style:name="P54" style:family="paragraph" style:parent-style-name="Standard">
      <style:text-properties officeooo:rsid="005a2046" officeooo:paragraph-rsid="005a2046"/>
    </style:style>
    <style:style style:name="P55" style:family="paragraph" style:parent-style-name="Standard">
      <style:text-properties officeooo:paragraph-rsid="0042e683"/>
    </style:style>
    <style:style style:name="P56" style:family="paragraph" style:parent-style-name="Standard">
      <style:text-properties officeooo:rsid="005bea7d" officeooo:paragraph-rsid="005bea7d"/>
    </style:style>
    <style:style style:name="P57" style:family="paragraph" style:parent-style-name="Standard">
      <style:text-properties officeooo:rsid="005de317" officeooo:paragraph-rsid="005de317"/>
    </style:style>
    <style:style style:name="P58" style:family="paragraph" style:parent-style-name="Standard">
      <style:text-properties officeooo:rsid="006144ee" officeooo:paragraph-rsid="006144ee"/>
    </style:style>
    <style:style style:name="P59" style:family="paragraph" style:parent-style-name="Standard">
      <style:text-properties officeooo:rsid="0061edff" officeooo:paragraph-rsid="0061edff"/>
    </style:style>
    <style:style style:name="P60" style:family="paragraph" style:parent-style-name="Heading_20_3">
      <style:text-properties officeooo:rsid="00269d8b" officeooo:paragraph-rsid="00269d8b"/>
    </style:style>
    <style:style style:name="P61" style:family="paragraph" style:parent-style-name="Heading_20_3">
      <style:text-properties officeooo:rsid="00419ebd" officeooo:paragraph-rsid="00419ebd"/>
    </style:style>
    <style:style style:name="P6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269d8b" officeooo:paragraph-rsid="00269d8b"/>
    </style:style>
    <style:style style:name="P65" style:family="paragraph" style:parent-style-name="Heading_20_2">
      <style:text-properties officeooo:rsid="00269d8b" officeooo:paragraph-rsid="00269d8b"/>
    </style:style>
    <style:style style:name="P66" style:family="paragraph" style:parent-style-name="Heading_20_4">
      <style:text-properties officeooo:rsid="002a948a" officeooo:paragraph-rsid="002a948a"/>
    </style:style>
    <style:style style:name="P67" style:family="paragraph" style:parent-style-name="Heading_20_4">
      <style:text-properties officeooo:rsid="0032b83a" officeooo:paragraph-rsid="0032b83a"/>
    </style:style>
    <style:style style:name="P68" style:family="paragraph" style:parent-style-name="Heading_20_4">
      <style:text-properties officeooo:rsid="00419ebd" officeooo:paragraph-rsid="00419ebd"/>
    </style:style>
    <style:style style:name="P69" style:family="paragraph" style:parent-style-name="Heading_20_4">
      <style:text-properties officeooo:rsid="0042e683" officeooo:paragraph-rsid="0042e683"/>
    </style:style>
    <style:style style:name="P70" style:family="paragraph" style:parent-style-name="Heading_20_4">
      <style:text-properties officeooo:rsid="00269d8b" officeooo:paragraph-rsid="00269d8b"/>
    </style:style>
    <style:style style:name="P71" style:family="paragraph" style:parent-style-name="Bibliography" style:list-style-name="WWNum45">
      <style:paragraph-properties fo:margin-left="0in" fo:margin-right="0in" fo:text-indent="-0.5in" style:auto-text-indent="false"/>
    </style:style>
    <style:style style:name="P72" style:family="paragraph" style:parent-style-name="Bibliography" style:list-style-name="WWNum45">
      <style:paragraph-properties fo:margin-left="0in" fo:margin-right="0in" fo:text-indent="-0.5in" style:auto-text-indent="false"/>
      <style:text-properties fo:language="de" fo:country="AT"/>
    </style:style>
    <style:style style:name="P73" style:family="paragraph" style:parent-style-name="Startüberschrift" style:master-page-name="Converted3">
      <style:paragraph-properties style:page-number="auto"/>
    </style:style>
    <style:style style:name="P74" style:family="paragraph" style:parent-style-name="Deckblatt_20_Bachelorarbeit" style:master-page-name="First_20_Page">
      <style:paragraph-properties style:page-number="auto"/>
      <style:text-properties fo:color="#00000a"/>
    </style:style>
    <style:style style:name="P75"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officeooo:rsid="0034bd2b"/>
    </style:style>
    <style:style style:name="T16" style:family="text">
      <style:text-properties officeooo:rsid="0035fdd4"/>
    </style:style>
    <style:style style:name="T17" style:family="text">
      <style:text-properties officeooo:rsid="00375872"/>
    </style:style>
    <style:style style:name="T18" style:family="text">
      <style:text-properties officeooo:rsid="00467ef6"/>
    </style:style>
    <style:style style:name="T19" style:family="text">
      <style:text-properties officeooo:rsid="004aa994"/>
    </style:style>
    <style:style style:name="T20" style:family="text">
      <style:text-properties officeooo:rsid="004e671d"/>
    </style:style>
    <style:style style:name="T21" style:family="text">
      <style:text-properties officeooo:rsid="00516e84"/>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74"/>
      <text:p text:style-name="P42"/>
      <text:p text:style-name="P42">BACHELORARBEIT</text:p>
      <text:p text:style-name="P43">zur Erlangung des akademischen Grades</text:p>
      <text:p text:style-name="P44">„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37">Ausgeführt von: <text:span text:style-name="T8">Lorenz Herzberger</text:span></text:p>
      <text:p text:style-name="P37">Personenkennzeichen: <text:span text:style-name="T8">1410257022</text:span></text:p>
      <text:p text:style-name="P37"/>
      <text:p text:style-name="P37">1. BegutachterIn: <text:span text:style-name="T8">Patrick Sturm, MSc</text:span></text:p>
      <text:p text:style-name="P38"/>
      <text:p text:style-name="P37">Ort, Datum</text:p>
      <text:p text:style-name="P37"/>
      <text:p text:style-name="Startüberschrift"><text:soft-page-break/>Eidesstattliche Erklärung</text:p>
      <text:p text:style-name="P2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2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2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30">Ort, Datum</text:p>
          </table:table-cell>
          <table:table-cell table:style-name="Tabelle1.B1" office:value-type="string">
            <text:p text:style-name="P30"/>
          </table:table-cell>
          <table:table-cell table:style-name="Tabelle1.A2" office:value-type="string">
            <text:p text:style-name="P30">Unterschrift</text:p>
          </table:table-cell>
        </table:table-row>
      </table:table>
      <text:p text:style-name="P9"/>
      <text:p text:style-name="P9"/>
      <text:p text:style-name="P73">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41"><draw:custom-shape text:anchor-type="paragraph" draw:z-index="2" draw:name="Text Box 66" draw:style-name="gr2" draw:text-style-name="P75"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41"><draw:custom-shape text:anchor-type="paragraph" draw:z-index="1" draw:name="Text Box 65" draw:style-name="gr1" draw:text-style-name="P75"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3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45"><text:a xlink:type="simple" xlink:href="#__RefHeading___Toc869_567983002" text:style-name="Index_20_Link" text:visited-style-name="Index_20_Link">1 Einleitung<text:tab/>7</text:a></text:p>
          <text:p text:style-name="P45"><text:a xlink:type="simple" xlink:href="#__RefHeading___Toc417_3143690850" text:style-name="Index_20_Link" text:visited-style-name="Index_20_Link">1 Hauptteil<text:tab/>8</text:a></text:p>
          <text:p text:style-name="P46"><text:a xlink:type="simple" xlink:href="#__RefHeading___Toc419_3143690850" text:style-name="Index_20_Link" text:visited-style-name="Index_20_Link">1.1 Theoretischer Teil<text:tab/>8</text:a></text:p>
          <text:p text:style-name="P47"><text:a xlink:type="simple" xlink:href="#__RefHeading___Toc421_3143690850" text:style-name="Index_20_Link" text:visited-style-name="Index_20_Link">1.1.1 Methodik<text:tab/>8</text:a></text:p>
          <text:p text:style-name="P47"><text:a xlink:type="simple" xlink:href="#__RefHeading___Toc423_3143690850" text:style-name="Index_20_Link" text:visited-style-name="Index_20_Link">1.1.2 Datensatz<text:tab/>8</text:a></text:p>
          <text:p text:style-name="P47"><text:a xlink:type="simple" xlink:href="#__RefHeading___Toc425_3143690850" text:style-name="Index_20_Link" text:visited-style-name="Index_20_Link">1.1.3 Pipelining<text:tab/>8</text:a></text:p>
          <text:p text:style-name="P47"><text:a xlink:type="simple" xlink:href="#__RefHeading___Toc427_3143690850" text:style-name="Index_20_Link" text:visited-style-name="Index_20_Link">1.1.4 Technologien<text:tab/>8</text:a></text:p>
          <text:p text:style-name="P46"><text:a xlink:type="simple" xlink:href="#__RefHeading___Toc429_3143690850" text:style-name="Index_20_Link" text:visited-style-name="Index_20_Link">1.2 Praktischer Teil<text:tab/>8</text:a></text:p>
          <text:p text:style-name="P47"><text:a xlink:type="simple" xlink:href="#__RefHeading___Toc431_3143690850" text:style-name="Index_20_Link" text:visited-style-name="Index_20_Link">1.2.1 Methode<text:tab/>8</text:a></text:p>
          <text:p text:style-name="P47"><text:a xlink:type="simple" xlink:href="#__RefHeading___Toc433_3143690850" text:style-name="Index_20_Link" text:visited-style-name="Index_20_Link">1.2.2 Vergleich der Ergebnisse<text:tab/>8</text:a></text:p>
          <text:p text:style-name="P47"><text:a xlink:type="simple" xlink:href="#__RefHeading___Toc435_3143690850" text:style-name="Index_20_Link" text:visited-style-name="Index_20_Link">1.2.3 Analyse<text:tab/>8</text:a></text:p>
          <text:p text:style-name="P45"><text:a xlink:type="simple" xlink:href="#__RefHeading___Toc437_3143690850" text:style-name="Index_20_Link" text:visited-style-name="Index_20_Link">2 Schluss<text:tab/>9</text:a></text:p>
        </text:index-body>
      </text:table-of-content>
      <text:p text:style-name="P34"/>
      <text:p text:style-name="P35"/>
      <text:p text:style-name="Anmerkungen">ANMERKUNG: Dieses Inhaltverzeichnis generiert sich selbst.</text:p>
      <text:list xml:id="list470389938" text:style-name="WWNum29">
        <text:list-item>
          <text:h text:style-name="P62"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1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h text:style-name="P63" text:outline-level="1"><text:bookmark-start text:name="__RefHeading___Toc417_3143690850"/>Hauptteil<text:bookmark-end text:name="__RefHeading___Toc417_3143690850"/></text:h>
      <text:h text:style-name="P65" text:outline-level="2"><text:bookmark-start text:name="__RefHeading___Toc419_3143690850"/>Theoretischer Teil<text:bookmark-end text:name="__RefHeading___Toc419_3143690850"/></text:h>
      <text:h text:style-name="P60" text:outline-level="3"><text:bookmark-start text:name="__RefHeading___Toc421_3143690850"/>Methodik <text:bookmark-end text:name="__RefHeading___Toc421_3143690850"/></text:h>
      <text:h text:style-name="P66" text:outline-level="4">Aufbereitung der Daten für Algorithmen</text:h>
      <text:h text:style-name="P66" text:outline-level="4">Prognosen mithilfe verschiedener Modelle</text:h>
      <text:h text:style-name="P66" text:outline-level="4">Metriken</text:h>
      <text:p text:style-name="P16">// Hands on Machine Learning 37</text:p>
      <text:p text:style-name="P16">// Data Mining </text:p>
      <text:h text:style-name="P60" text:outline-level="3"><text:bookmark-start text:name="__RefHeading___Toc423_3143690850"/>Datensatz<text:bookmark-end text:name="__RefHeading___Toc423_3143690850"/></text:h>
      <text:h text:style-name="P61" text:outline-level="3"><text:bookmark-start text:name="__RefHeading___Toc427_3143690850"/>Modelle<text:bookmark-end text:name="__RefHeading___Toc427_3143690850"/></text:h>
      <text:h text:style-name="P67" text:outline-level="4">Lineare Regression</text:h>
      <text:p text:style-name="P17">// <text:span text:style-name="T15">Hands on Machine Learning 106</text:span></text:p>
      <text:p text:style-name="P17">// <text:span text:style-name="T15">Data Mining 128 (Linear Models)</text:span></text:p>
      <text:p text:style-name="P18">Die Lineare Regression ist eine der simpelsten <text:span text:style-name="T16">Methoden </text:span>die beim Machine Learning zum Einsatz kommen. <text:span text:style-name="T17">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18">so </text:span>durch eine Punktwolke zu legen, <text:span text:style-name="T18">dass der Zusammenhang zwischen n unabhängigen bekannten Variablen und einer abhängigen unbekannten Variable </text:span><text:s/><text:span text:style-name="T18">möglichst präzise dargestellt wird. </text:span></text:p>
      <text:p text:style-name="P22"/>
      <text:p text:style-name="P24">&lt;Graphik&gt;Lineare Regression&lt;/Grafik&gt;</text:p>
      <text:p text:style-name="P22"/>
      <text:p text:style-name="P23">&lt;Formel&gt;Matrizenschreibweise <text:span text:style-name="T19">y = X*(beta, gewichtungen/parameter) + (epsilon, fehler)</text:span>&lt;/Formel&gt;</text:p>
      <text:p text:style-name="P23">&lt;ul&gt;Legende&lt;/ul&gt;</text:p>
      <text:p text:style-name="P23"/>
      <text:p text:style-name="P25">Um diese Gerade zu optimieren wird die Methode der kleinsten Quadrate angewendet. Hierbei w<text:span text:style-name="T19">erden die Residuen (Abweichungen) minimiert. Das heißt, versucht wird die Gewichtungen der einzelnen Features so zu wählen, dass die Residuenquadratsumme möglichst gering wird.</text:span></text:p>
      <text:p text:style-name="P19"/>
      <text:p text:style-name="P26"><text:soft-page-break/>Dies zu berechnen kann <text:span text:style-name="T20">je nach Anzahl der gewählten Features und Trainingsexemplare </text:span>eine Weile dauern. Die Rechenkomplexität (Computational Complexity) ergibt sich bei der Linearen Regression wiefolgt: <text:span text:style-name="T20">O (features ^ training samples)</text:span></text:p>
      <text:p text:style-name="P26"/>
      <text:p text:style-name="P27">Vorteil ist jedoch, dass die Dauer der Berechnung neuer Prognosen linear steigt, sprich O(n).</text:p>
      <text:p text:style-name="P26"/>
      <text:h text:style-name="P68" text:outline-level="4"><text:span text:style-name="T21">Ridge</text:span> Regression</text:h>
      <text:p text:style-name="P48">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48"/>
      <text:p text:style-name="P49">&lt;Formel&gt;<text:span text:style-name="T23">Ridge Regression Cost Function&lt;/Formel&gt;</text:span></text:p>
      <text:p text:style-name="P50">&lt;ul&gt;Legende&lt;/ul&gt;</text:p>
      <text:p text:style-name="P50"/>
      <text:p text:style-name="P5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50"/>
      <text:p text:style-name="P50">Die Rechenkomplexität fällt wie bei der herkömmlichen Linearen Regression aus.</text:p>
      <text:p text:style-name="P20"/>
      <text:h text:style-name="P68" text:outline-level="4"><text:span text:style-name="T21">Lasso</text:span> Regression</text:h>
      <text:p text:style-name="P51">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51"/>
      <text:p text:style-name="P52">&lt;Formel&gt;Lasso Regression Cost Function&lt;/Formel&gt;</text:p>
      <text:p text:style-name="P52">&lt;ul&gt;Legende&lt;/ul&gt;</text:p>
      <text:p text:style-name="P52"/>
      <text:p text:style-name="P53">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53"/>
      <text:p text:style-name="P54">Die Rechenkomplexität fällt wie bei der herkömmlichen Linearen Regression aus.</text:p>
      <text:p text:style-name="P20"/>
      <text:h text:style-name="P69" text:outline-level="4">Decision Tree Regression</text:h>
      <text:p text:style-name="P21"><text:soft-page-break/>// <text:span text:style-name="T26">Hands on 189</text:span></text:p>
      <text:p text:style-name="P56">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56"/>
      <text:p text:style-name="P56">Im Prinzip ist ein Decision Tree eine Abfolge von binären Abfragen, quasi ein Regelset. Das bedeutet wenn eine bestimmte Bedingung erfüllt wird, dann bewegt man sich im Entscheidungsprozess eine Ebene nach links oder respektive rechts runter.</text:p>
      <text:p text:style-name="P56"/>
      <text:p text:style-name="P56">&lt;Grafik&gt;Simple Decission Tree&lt;/Grafik&gt;</text:p>
      <text:p text:style-name="P56"/>
      <text:p text:style-name="P57">Wenn man den Decision Tree dabei nicht regularisiert, dann tendiert er stark zur Überanpassung ans Trainingsset. Dies wiederum führt dazu, dass die Fehlerrate extrem hoch ist, wenn mit dem trainierten Modell neue Vorhersagen getroffen werden.</text:p>
      <text:p text:style-name="P57"/>
      <text:p text:style-name="P57">&lt;Grafik&gt;Vergleich Restricted vs. Non-Restricted&lt;/Grafik&gt;</text:p>
      <text:p text:style-name="P57"/>
      <text:p text:style-name="P5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1"/>
      <text:h text:style-name="P69" text:outline-level="4">Random Forest Regression</text:h>
      <text:p text:style-name="P58">Der Random Forest Regressor gehört zu den E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58"/>
      <text:p text:style-name="P58">Der Random Forest besteht wie es der Name vielleicht schon verrät aus n Decision Trees, die wie vorhin erklärt sowohl für Klassifizerungen aber auch für Regressionen verwendet werden können. <text:span text:style-name="T28">Dabei erhält jeder Baum des Random Forests ein anderes leicht randomisiertes Trainingsset. Das garantiert eine gewisse Diversität zwischen den Bäumen und führt wiederum zu einer geringeren Varianz bei weiteren Vorhersagen</text:span></text:p>
      <text:p text:style-name="P58"/>
      <text:p text:style-name="P59">&lt;Grafik&gt;Trainings subsets&lt;/Grafik&gt;</text:p>
      <text:p text:style-name="P20"/>
      <text:h text:style-name="P61" text:outline-level="3">Technologien</text:h>
      <text:p text:style-name="P20"/>
      <text:h text:style-name="P65" text:outline-level="2"><text:bookmark-start text:name="__RefHeading___Toc429_3143690850"/><text:soft-page-break/>Praktischer Teil<text:bookmark-end text:name="__RefHeading___Toc429_3143690850"/></text:h>
      <text:h text:style-name="P60" text:outline-level="3"><text:bookmark-start text:name="__RefHeading___Toc431_3143690850"/>Methode<text:bookmark-end text:name="__RefHeading___Toc431_3143690850"/></text:h>
      <text:h text:style-name="P70" text:outline-level="4">Umsetzung</text:h>
      <text:h text:style-name="P70" text:outline-level="4">Ergebnis</text:h>
      <text:h text:style-name="P60" text:outline-level="3"><text:bookmark-start text:name="__RefHeading___Toc433_3143690850"/>Vergleich der Ergebnisse<text:bookmark-end text:name="__RefHeading___Toc433_3143690850"/></text:h>
      <text:h text:style-name="P60" text:outline-level="3"><text:bookmark-start text:name="__RefHeading___Toc435_3143690850"/>Analyse<text:bookmark-end text:name="__RefHeading___Toc435_3143690850"/></text:h>
      <text:h text:style-name="P64" text:outline-level="1"><text:bookmark-start text:name="__RefHeading___Toc437_3143690850"/>Schluss<text:bookmark-end text:name="__RefHeading___Toc437_3143690850"/></text:h>
      <text:p text:style-name="P31"><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1139116481" text:style-name="WWNum45">
        <text:list-item>
          <text:p text:style-name="P71"><text:span text:style-name="T1">H. Balzert, Lehrbuch der Objektmodellierung - Analyse und Entwurf mit der UML 2, <text:s/>2. </text:span>Ausg., Elsevier GmbH, München 2005.</text:p>
        </text:list-item>
        <text:list-item>
          <text:p text:style-name="P71">K. W. Wagner, Performance Excellence. <text:span text:style-name="T1">Der Praxisleitfaden zum effektiven Prozessmanagement, Hanser Fachbuch, München 2007.</text:span></text:p>
        </text:list-item>
        <text:list-item>
          <text:p text:style-name="P72"/>
        </text:list-item>
      </text:list>
      <text:p text:style-name="P31"><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4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9">Abbildung 1: Beispiel für die Beschriftung eines Buchrückens.<text:tab/>8</text:p>
          <text:p text:style-name="P39"/>
        </text:index-body>
      </text:illustration-index>
      <text:p text:style-name="P12"/>
      <text:p text:style-name="P12"/>
      <text:p text:style-name="P12"/>
      <text:p text:style-name="Anmerkungen">ANMERKUNG: Dieses Abbildungsverzeichnis generiert sich selbst.</text:p>
      <text:p text:style-name="P31"><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4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9">Tabelle 1: Semesterplan der Lehrveranstaltung „Angewandte Mathematik“<text:tab/>8</text:p>
          <text:p text:style-name="P39"/>
        </text:index-body>
      </text:illustration-index>
      <text:p text:style-name="P12"/>
      <text:p text:style-name="P12"/>
      <text:p text:style-name="P12"/>
      <text:p text:style-name="Anmerkungen">ANMERKUNG: Dieses Tabellenverzeichnis generiert sich selbst.</text:p>
      <text:p text:style-name="P10"/>
      <text:p text:style-name="P31"><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36">WWW</text:p>
          </table:table-cell>
          <table:table-cell table:style-name="Tabelle4.A1" office:value-type="string">
            <text:p text:style-name="P36">World Wide Web</text:p>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31"><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31"><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1</meta:editing-cycles>
    <meta:print-date>2014-08-14T12:41:00</meta:print-date>
    <meta:creation-date>2016-01-12T13:40:00</meta:creation-date>
    <dc:date>2018-08-26T20:53:29.972154083</dc:date>
    <meta:editing-duration>P18DT7H54M37S</meta:editing-duration>
    <meta:generator>LibreOffice/5.4.6.2$Linux_X86_64 LibreOffice_project/40m0$Build-2</meta:generator>
    <meta:document-statistic meta:table-count="2" meta:image-count="1" meta:object-count="0" meta:page-count="18" meta:paragraph-count="113" meta:word-count="1470" meta:character-count="10500" meta:non-whitespace-character-count="915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